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officeooo:rsid="00098a4d" officeooo:paragraph-rsid="00098a4d"/>
    </style:style>
    <style:style style:name="P2" style:family="paragraph" style:parent-style-name="Text_20_body">
      <style:text-properties style:font-name="Times New Roman" officeooo:rsid="00109626" officeooo:paragraph-rsid="00109626"/>
    </style:style>
    <style:style style:name="P3" style:family="paragraph" style:parent-style-name="Text_20_body">
      <style:text-properties style:font-name="Times New Roman" officeooo:rsid="001b8af8" officeooo:paragraph-rsid="001b8af8"/>
    </style:style>
    <style:style style:name="P4" style:family="paragraph" style:parent-style-name="Text_20_body">
      <style:text-properties officeooo:rsid="0017b3da" officeooo:paragraph-rsid="0017b3da"/>
    </style:style>
    <style:style style:name="P5" style:family="paragraph" style:parent-style-name="Text_20_body">
      <style:text-properties officeooo:rsid="00184640" officeooo:paragraph-rsid="00184640"/>
    </style:style>
    <style:style style:name="P6" style:family="paragraph" style:parent-style-name="Title">
      <style:paragraph-properties fo:break-before="page"/>
      <style:text-properties officeooo:rsid="0012685e" officeooo:paragraph-rsid="0012685e"/>
    </style:style>
    <style:style style:name="P7" style:family="paragraph" style:parent-style-name="Contents_20_Heading">
      <style:paragraph-properties fo:break-before="page"/>
    </style:style>
    <style:style style:name="P8" style:family="paragraph" style:parent-style-name="Subtitle">
      <style:text-properties officeooo:rsid="000955f7" officeooo:paragraph-rsid="000955f7"/>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Contents_20_2">
      <style:paragraph-properties>
        <style:tab-stops>
          <style:tab-stop style:position="6.7283in" style:type="right" style:leader-style="dotted" style:leader-text="."/>
        </style:tab-stops>
      </style:paragraph-properties>
    </style:style>
    <style:style style:name="P11" style:family="paragraph" style:parent-style-name="Contents_20_3">
      <style:paragraph-properties>
        <style:tab-stops>
          <style:tab-stop style:position="6.5319in" style:type="right" style:leader-style="dotted" style:leader-text="."/>
        </style:tab-stops>
      </style:paragraph-properties>
    </style:style>
    <style:style style:name="P12" style:family="paragraph" style:parent-style-name="Text_20_body">
      <style:text-properties style:font-name="Times New Roman" officeooo:rsid="001a1158" officeooo:paragraph-rsid="001a1158"/>
    </style:style>
    <style:style style:name="P13" style:family="paragraph" style:parent-style-name="Text_20_body">
      <style:text-properties officeooo:rsid="001a0c9c" officeooo:paragraph-rsid="001a0c9c"/>
    </style:style>
    <style:style style:name="P14" style:family="paragraph" style:parent-style-name="Text_20_body">
      <style:text-properties officeooo:rsid="0023dbb0" officeooo:paragraph-rsid="0023dbb0"/>
    </style:style>
    <style:style style:name="P15" style:family="paragraph" style:parent-style-name="Text_20_body">
      <style:text-properties officeooo:paragraph-rsid="0023dbb0"/>
    </style:style>
    <style:style style:name="P16" style:family="paragraph" style:parent-style-name="Title" style:master-page-name="First_20_Page">
      <style:paragraph-properties style:page-number="auto"/>
      <style:text-properties officeooo:rsid="000955f7" officeooo:paragraph-rsid="000955f7"/>
    </style:style>
    <style:style style:name="P17" style:family="paragraph" style:parent-style-name="Heading_20_1" style:list-style-name="">
      <style:text-properties officeooo:rsid="00098a4d" officeooo:paragraph-rsid="00098a4d"/>
    </style:style>
    <style:style style:name="P18" style:family="paragraph" style:parent-style-name="Heading_20_1">
      <style:text-properties officeooo:rsid="001a0c9c" officeooo:paragraph-rsid="001a0c9c"/>
    </style:style>
    <style:style style:name="P19" style:family="paragraph" style:parent-style-name="Heading_20_2">
      <style:text-properties style:font-name="Arial" officeooo:rsid="001b8af8" officeooo:paragraph-rsid="001b8af8"/>
    </style:style>
    <style:style style:name="P20" style:family="paragraph" style:parent-style-name="Heading_20_3">
      <style:text-properties officeooo:rsid="0019ed48" officeooo:paragraph-rsid="0019ed48"/>
    </style:style>
    <style:style style:name="P21" style:family="paragraph" style:parent-style-name="Heading_20_3">
      <style:text-properties officeooo:rsid="0019ed48" officeooo:paragraph-rsid="0020fc35"/>
    </style:style>
    <style:style style:name="T1" style:family="text">
      <style:text-properties officeooo:rsid="000fd047"/>
    </style:style>
    <style:style style:name="T2" style:family="text">
      <style:text-properties officeooo:rsid="0011c6dc"/>
    </style:style>
    <style:style style:name="T3" style:family="text">
      <style:text-properties style:font-name="Times New Roman"/>
    </style:style>
    <style:style style:name="T4" style:family="text">
      <style:text-properties style:font-name="Times New Roman" officeooo:rsid="0023dbb0"/>
    </style:style>
    <style:style style:name="T5" style:family="text">
      <style:text-properties officeooo:rsid="00109626"/>
    </style:style>
    <style:style style:name="T6" style:family="text">
      <style:text-properties officeooo:rsid="00131f6e"/>
    </style:style>
    <style:style style:name="T7" style:family="text">
      <style:text-properties officeooo:rsid="00184640"/>
    </style:style>
    <style:style style:name="T8" style:family="text">
      <style:text-properties officeooo:rsid="0019ed48"/>
    </style:style>
    <style:style style:name="T9" style:family="text">
      <style:text-properties officeooo:rsid="001a1158"/>
    </style:style>
    <style:style style:name="T10" style:family="text">
      <style:text-properties officeooo:rsid="001d1268"/>
    </style:style>
    <style:style style:name="T11" style:family="text">
      <style:text-properties officeooo:rsid="001dcb4f"/>
    </style:style>
    <style:style style:name="T12" style:family="text">
      <style:text-properties officeooo:rsid="0020fc35"/>
    </style:style>
    <style:style style:name="T13" style:family="text">
      <style:text-properties officeooo:rsid="0022ded6"/>
    </style:style>
    <style:style style:name="T14" style:family="text">
      <style:text-properties officeooo:rsid="0023dbb0"/>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Your MVC</text:p>
      <text:p text:style-name="P8">Documentation for <text:span text:style-name="T1">Logging</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Table of Contents</text:p>
          </text:index-title>
          <text:p text:style-name="P9"><text:a xlink:type="simple" xlink:href="#__RefHeading__212_1265330106" text:style-name="Index_20_Link" text:visited-style-name="Index_20_Link">Logging Configuration<text:tab/>3</text:a></text:p>
          <text:p text:style-name="P10"><text:a xlink:type="simple" xlink:href="#__RefHeading__224_227030913" text:style-name="Index_20_Link" text:visited-style-name="Index_20_Link">Default Configuration<text:tab/>3</text:a></text:p>
          <text:p text:style-name="P11"><text:a xlink:type="simple" xlink:href="#__RefHeading__226_227030913" text:style-name="Index_20_Link" text:visited-style-name="Index_20_Link">Logging Class<text:tab/>3</text:a></text:p>
          <text:p text:style-name="P11"><text:a xlink:type="simple" xlink:href="#__RefHeading__228_227030913" text:style-name="Index_20_Link" text:visited-style-name="Index_20_Link">File System Logging<text:tab/>3</text:a></text:p>
          <text:p text:style-name="P9"><text:a xlink:type="simple" xlink:href="#__RefHeading__214_1265330106" text:style-name="Index_20_Link" text:visited-style-name="Index_20_Link">Writing your own<text:tab/>3</text:a></text:p>
          <text:p text:style-name="P10"><text:a xlink:type="simple" xlink:href="#__RefHeading__665_227030913" text:style-name="Index_20_Link" text:visited-style-name="Index_20_Link">Calling the Console Functions<text:tab/>3</text:a></text:p>
        </text:index-body>
      </text:table-of-content>
      <text:h text:style-name="P17" text:outline-level="1"/>
      <text:p text:style-name="P6">Logging</text:p>
      <text:h text:style-name="Heading_20_1" text:outline-level="1"><text:bookmark-start text:name="__RefHeading__212_1265330106"/><text:span text:style-name="T5">Logging</text:span> Configuration<text:bookmark-end text:name="__RefHeading__212_1265330106"/></text:h>
      <text:p text:style-name="P2">There are two configuration settings for Logging, the first is the CLI configuration, the second is the Web configuration. <text:span text:style-name="T6">Each relies on the same structure. At a minimum, each section must contain a ClassName. A second optional configuration can be set called SubLogging. The ClassName variable must contain the namespace the class is in.</text:span></text:p>
      <text:h text:style-name="Heading_20_2" text:outline-level="2"><text:bookmark-start text:name="__RefHeading__224_227030913"/><text:span text:style-name="T7">Default</text:span> Configuration<text:bookmark-end text:name="__RefHeading__224_227030913"/></text:h>
      <text:p text:style-name="P5">There are <text:span text:style-name="T13">three</text:span> default classes <text:span text:style-name="T8">for logging. They are described below.</text:span></text:p>
      <text:h text:style-name="P20" text:outline-level="3"><text:bookmark-start text:name="__RefHeading__226_227030913"/>Logging Class<text:bookmark-end text:name="__RefHeading__226_227030913"/></text:h>
      <text:p text:style-name="P4">The default CLI writes all messages just like performing an echo would. With the message passed to it, the type of message is written as well as the current date and time in the Y-m-d H:i:s format. <text:span text:style-name="T8">Because this is just echoing the messages, it is not recommended that this is not used during web output.</text:span></text:p>
      <text:h text:style-name="P20" text:outline-level="3"><text:bookmark-start text:name="__RefHeading__228_227030913"/>File System Logging<text:bookmark-end text:name="__RefHeading__228_227030913"/></text:h>
      <text:p text:style-name="P13">This is the default logging for web logging and the default sub logging for CLI logging.<text:span text:style-name="T7"> In this logging class, the informational, warnings, and errors are all written to their own file. A directory must be defined for where the three files should be created (if they are not already) and written to (called Location). An optional parameter may be defined to use the include path when writing the log files (called UseIncludePath). </text:span>The folder <text:span text:style-name="T13">must</text:span> <text:span text:style-name="T9">already exist and</text:span> must be writable by the user running the php script (in a web environment this is typically www-data).</text:p>
      <text:h text:style-name="P21" text:outline-level="3"><text:span text:style-name="T12">Database</text:span> Logging</text:h>
      <text:p text:style-name="P14">Messages can now be logged to a SQL based database. The only officially supported database is MySQL. The script to create the table and views for logging is located in /YourMVC/Docs/ and is called Logging to MySQL. The table definition is spelled out below.</text:p>
      <text:p text:style-name="P15"><text:span text:style-name="T14">Along with the ClassName and SubLogging, there is a third and fourth configuration parameter called “Database” and “Table”. The “Table” parameter is the name of the table where the logs are to be stored. The “Database” parameter uses the same parameters as the YourDatabase interface uses. For more information about that see the Database documentation (</text:span><text:span text:style-name="T4">Database and MySQL Documentation.odt)</text:span><text:span text:style-name="T14">.</text:span></text:p>
      <text:h text:style-name="P18" text:outline-level="1"><text:bookmark-start text:name="__RefHeading__214_1265330106"/>Writing your own<text:bookmark-end text:name="__RefHeading__214_1265330106"/></text:h>
      <text:p text:style-name="P12">When writing your own logging class, it must extend the Logging class. There are three methods that must be written, they are WriteInformation, WriteError, and WriteWarning. Each gets passed a single string variable that should be the message to be logged. At the end of each of these methods, the parent function should be called (parent::WriteInformation if you are in the WriteInformation method). The parent takes care of calling any sub logging class. At the beginning or the end of the constructor, the parent constructor should be called, passing in the single variable as it is, the parent takes care of stripping out and parent logging information.</text:p>
      <text:h text:style-name="P19" text:outline-level="2"><text:bookmark-start text:name="__RefHeading__665_227030913"/><text:soft-page-break/>Calling the Console <text:span text:style-name="T11">F</text:span>unctions<text:bookmark-end text:name="__RefHeading__665_227030913"/></text:h>
      <text:p text:style-name="P3">Before calling any of the write functions, Console::LoadLogging should be called. An array should be passed in defining any parameters needed for that class. At a minimum, a variable called ClassName should be defined. Optionally, an element that should be null or an array should be an array. Any other parameters will depend on the class being created. <text:span text:style-name="T10">There are three functions that can be called, WriteInformation, WriteWarning, and WriteError. Each should be passed a string that is the message to be written to the lo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098a4d" officeooo:paragraph-rsid="00098a4d"/>
    </style:style>
    <style:style style:name="MT1" style:family="text">
      <style:text-properties officeooo:rsid="000fd047"/>
    </style:style>
    <style:style style:name="MT2" style:family="text">
      <style:text-properties officeooo:rsid="0011c6dc"/>
    </style:style>
    <style:page-layout style:name="Mpm1">
      <style:page-layout-properties fo:page-width="8.5in" fo:page-height="11in" style:num-format="1" style:print-orientation="portrait" fo:margin-top="0.7874in" fo:margin-bottom="0.785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Written on <text:span text:style-name="MT1">November</text:span> <text:span text:style-name="MT2">9</text:span>, 2013 by Stephen</text:p>
        <text:p text:style-name="MP1">Version 0.1<text:span text:style-name="MT1">C</text:span></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5T21:30:55.703936275</meta:creation-date>
    <dc:date>2014-03-23T20:30:10.327522442</dc:date>
    <meta:editing-duration>PT14H42M36S</meta:editing-duration>
    <meta:editing-cycles>19</meta:editing-cycles>
    <meta:generator>LibreOffice/4.2.2.1$Linux_X86_64 LibreOffice_project/420m0$Build-1</meta:generator>
    <dc:creator>Stephen Kucksdorf</dc:creator>
    <meta:document-statistic meta:table-count="0" meta:image-count="0" meta:object-count="0" meta:page-count="4" meta:paragraph-count="27" meta:word-count="572" meta:character-count="3484" meta:non-whitespace-character-count="2939"/>
  </office:meta>
</office:document-meta>
</file>